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9pt" style:font-size-asian="19pt" style:font-size-complex="19pt"/>
    </style:style>
    <style:style style:name="P2" style:family="paragraph" style:parent-style-name="Standard">
      <style:text-properties fo:font-size="18pt" fo:font-style="italic" officeooo:rsid="000304dc" officeooo:paragraph-rsid="000304dc" style:font-size-asian="18pt" style:font-style-asian="italic" style:font-size-complex="18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8pt" fo:font-style="italic" officeooo:rsid="000304dc" officeooo:paragraph-rsid="000304dc" style:font-size-asian="18pt" style:font-style-asian="italic" style:font-size-complex="18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8pt" fo:font-style="italic" officeooo:rsid="000304dc" officeooo:paragraph-rsid="000395f5" style:font-size-asian="18pt" style:font-style-asian="italic" style:font-size-complex="18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8pt" fo:font-style="italic" officeooo:rsid="000304dc" officeooo:paragraph-rsid="000481a6" style:font-size-asian="18pt" style:font-style-asian="italic" style:font-size-complex="18pt" style:font-style-complex="italic"/>
    </style:style>
    <style:style style:name="P6" style:family="paragraph" style:parent-style-name="Standard">
      <style:text-properties fo:font-size="18pt" fo:font-style="italic" officeooo:rsid="000304dc" officeooo:paragraph-rsid="000395f5" style:font-size-asian="18pt" style:font-style-asian="italic" style:font-size-complex="18pt" style:font-style-complex="italic"/>
    </style:style>
    <style:style style:name="P7" style:family="paragraph" style:parent-style-name="Standard">
      <style:text-properties fo:font-size="18pt" fo:font-style="italic" officeooo:rsid="000304dc" officeooo:paragraph-rsid="000481a6" style:font-size-asian="18pt" style:font-style-asian="italic" style:font-size-complex="18pt" style:font-style-complex="italic"/>
    </style:style>
    <style:style style:name="P8" style:family="paragraph" style:parent-style-name="Standard">
      <style:text-properties fo:font-size="13pt" fo:font-style="italic" officeooo:rsid="000304dc" officeooo:paragraph-rsid="000304dc" style:font-size-asian="13pt" style:font-style-asian="italic" style:font-size-complex="13pt" style:font-style-complex="italic"/>
    </style:style>
    <style:style style:name="P9" style:family="paragraph" style:parent-style-name="Standard">
      <style:text-properties fo:font-size="13pt" fo:font-style="italic" officeooo:rsid="000304dc" officeooo:paragraph-rsid="000395f5" style:font-size-asian="13pt" style:font-style-asian="italic" style:font-size-complex="13pt" style:font-style-complex="italic"/>
    </style:style>
    <style:style style:name="P10" style:family="paragraph" style:parent-style-name="Standard">
      <style:text-properties fo:font-size="13pt" fo:font-style="italic" officeooo:rsid="000304dc" officeooo:paragraph-rsid="000481a6" style:font-size-asian="13pt" style:font-style-asian="italic" style:font-size-complex="13pt" style:font-style-complex="italic"/>
    </style:style>
    <style:style style:name="P11" style:family="paragraph" style:parent-style-name="Standard">
      <style:text-properties fo:font-size="13pt" fo:font-style="italic" officeooo:rsid="000395f5" officeooo:paragraph-rsid="000395f5" style:font-size-asian="13pt" style:font-style-asian="italic" style:font-size-complex="13pt" style:font-style-complex="italic"/>
    </style:style>
    <style:style style:name="P12" style:family="paragraph" style:parent-style-name="Standard">
      <style:text-properties fo:font-size="13pt" fo:font-style="italic" officeooo:rsid="000395f5" officeooo:paragraph-rsid="000481a6" style:font-size-asian="13pt" style:font-style-asian="italic" style:font-size-complex="13pt" style:font-style-complex="italic"/>
    </style:style>
    <style:style style:name="T1" style:family="text">
      <style:text-properties style:text-line-through-style="none" style:text-line-through-type="none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7pt" fo:font-weight="bold" style:font-size-asian="17pt" style:font-weight-asian="bold" style:font-size-complex="17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0395f5" style:font-size-asian="15pt" style:font-size-complex="15pt"/>
    </style:style>
    <style:style style:name="T6" style:family="text">
      <style:text-properties fo:font-size="15pt" officeooo:rsid="000481a6" style:font-size-asian="15pt" style:font-size-complex="15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0395f5" style:font-size-asian="13pt" style:font-size-complex="13pt"/>
    </style:style>
    <style:style style:name="T9" style:family="text">
      <style:text-properties fo:font-size="13pt" officeooo:rsid="000481a6" style:font-size-asian="13pt" style:font-size-complex="13pt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officeooo:rsid="000395f5"/>
    </style:style>
    <style:style style:name="T12" style:family="text">
      <style:text-properties officeooo:rsid="0003edf1"/>
    </style:style>
    <style:style style:name="T13" style:family="text">
      <style:text-properties officeooo:rsid="000481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r</text:span><text:span text:style-name="T1">ojet PABO</text:span> </text:p>
      <text:p text:style-name="P2">Rayan Polizzi</text:p>
      <text:p text:style-name="P2"/>
      <text:p text:style-name="P3"><text:span text:style-name="T3">Cas d’utilisation</text:span> : <text:span text:style-name="T4">Consulter ces Informations </text:span></text:p>
      <text:p text:style-name="P2"/>
      <text:p text:style-name="P2"><text:span text:style-name="T10">Acteurs principaux</text:span> : <text:span text:style-name="T7">Utilisateur</text:span></text:p>
      <text:p text:style-name="P2"><text:span text:style-name="T10">Acteurs secondaires</text:span> : <text:span text:style-name="T7">aucun</text:span></text:p>
      <text:p text:style-name="P2"><text:span text:style-name="T10">Condition initiales</text:span> : <text:span text:style-name="T7">l’utilisateur doit avoir un accés internet et un compte pour pouvoir visualiser ces informations.</text:span></text:p>
      <text:p text:style-name="P2"><text:span text:style-name="T7"/></text:p>
      <text:p text:style-name="P2"><text:span text:style-name="T10">Description</text:span> :</text:p>
      <text:p text:style-name="P2"/>
      <text:p text:style-name="P8">- L’utilisateur doit se connecter a un réseau WIFI</text:p>
      <text:p text:style-name="P8">- L’utilisateur doit se connecter a son espace personnel </text:p>
      <text:p text:style-name="P2"><text:span text:style-name="T7">- Le site affiche les données fournis plus tot par l’utilisateur</text:span></text:p>
      <text:p text:style-name="P2"><text:span text:style-name="T7"/></text:p>
      <text:p text:style-name="P2"><text:span text:style-name="T7"/></text:p>
      <text:p text:style-name="P2"><text:span text:style-name="T10">Condition final</text:span> : <text:span text:style-name="T7">Information d’un arrêt prolongé dans la BDD</text:span></text:p>
      <text:p text:style-name="P1"/>
      <text:p text:style-name="P1"/>
      <text:p text:style-name="P3"><text:span text:style-name="T3">Cas d’utilisation</text:span> : <text:span text:style-name="T4">Enregistrer des Informations</text:span></text:p>
      <text:p text:style-name="P2"><text:span text:style-name="T10">Acteurs principaux</text:span> : <text:span text:style-name="T7">Utilisateur</text:span></text:p>
      <text:p text:style-name="P2"><text:span text:style-name="T10">Acteurs secondaires</text:span> : <text:span text:style-name="T7">aucun</text:span></text:p>
      <text:p text:style-name="P2"><text:span text:style-name="T10">Condition initiales</text:span> : <text:span text:style-name="T7">l’utilisateur doit avoir un accés internet et un compte pour pouvoir enregistrer de nombreuses informations depuis son espace personnel.</text:span></text:p>
      <text:p text:style-name="P2"><text:span text:style-name="T7"/></text:p>
      <text:p text:style-name="P2"><text:span text:style-name="T10">Description</text:span> :</text:p>
      <text:p text:style-name="P2"/>
      <text:p text:style-name="P8">- L’utilisateur doit se connecter a un réseau WIFI</text:p>
      <text:p text:style-name="P8">- L’utilisateur doit se connecter a son espace personnel</text:p>
      <text:p text:style-name="P8">- L’utilisateur peut enregistrer <text:span text:style-name="T11">de nombreuses informations comme :<text:line-break/><text:tab/> - informations personnels et téléphoniques en cas d’oublis</text:span></text:p>
      <text:p text:style-name="P8"><text:tab/> - <text:span text:style-name="T11">Messages SMS personnaliser et Messages vocaux <text:s/>en cas d’alerte</text:span></text:p>
      <text:p text:style-name="P11">- Les données devront etre saisies dans la BDD</text:p>
      <text:p text:style-name="P2"><text:span text:style-name="T7"/></text:p>
      <text:p text:style-name="P6"><text:span text:style-name="T10">Condition final</text:span> : <text:span text:style-name="T8">L’utilisateur pourra visualiser les données qu’il a enregistrés.</text:span></text:p>
      <text:p text:style-name="P6"><text:span text:style-name="T8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4"><text:span text:style-name="T3">Cas d’utilisation</text:span> : <text:span text:style-name="T5">Modifier</text:span><text:span text:style-name="T4"> des Informations</text:span></text:p>
      <text:p text:style-name="P6"><text:span text:style-name="T10">Acteurs principaux</text:span> : <text:span text:style-name="T7">Utilisateur</text:span></text:p>
      <text:p text:style-name="P6"><text:span text:style-name="T10">Acteurs secondaires</text:span> : <text:span text:style-name="T7">aucun</text:span></text:p>
      <text:p text:style-name="P6"><text:span text:style-name="T10">Condition initiales</text:span> : <text:span text:style-name="T7">l’utilisateur doit avoir un accés internet et un compte pour pouvoir </text:span><text:span text:style-name="T8">modifier</text:span><text:span text:style-name="T7"> de nombreuses informations depuis son espace personnel.</text:span></text:p>
      <text:p text:style-name="P6"><text:span text:style-name="T7"/></text:p>
      <text:p text:style-name="P6"><text:span text:style-name="T10">Description</text:span> :</text:p>
      <text:p text:style-name="P6"/>
      <text:p text:style-name="P9">- L’utilisateur doit se connecter a un réseau WIFI</text:p>
      <text:p text:style-name="P9">- L’utilisateur doit se connecter a son espace personnel</text:p>
      <text:p text:style-name="P9">- L’utilisateur peut <text:span text:style-name="T11">modifier</text:span> <text:span text:style-name="T11">de nombreuses informations comme :<text:line-break/><text:tab/> - informations personnels et téléphoniques en cas d’oublis</text:span></text:p>
      <text:p text:style-name="P9"><text:tab/> - <text:span text:style-name="T11">Messages SMS personnaliser et Messages vocaux <text:s/>en cas d’alerte</text:span></text:p>
      <text:p text:style-name="P11">- Les données <text:s/>préablement modifier par l’utilisateur devront etre enregistrés dans la BDD</text:p>
      <text:p text:style-name="P6"><text:span text:style-name="T7"/></text:p>
      <text:p text:style-name="P6"><text:span text:style-name="T10">Condition final</text:span> : <text:span text:style-name="T8">L’utilisateur pourra visualiser les données qu’il a modifiés.<text:line-break/></text:span></text:p>
      <text:p text:style-name="P6"><text:span text:style-name="T8"/></text:p>
      <text:p text:style-name="P6"><text:span text:style-name="T8"/></text:p>
      <text:p text:style-name="P4"><text:span text:style-name="T3">Cas d’utilisation</text:span> : <text:span text:style-name="T5">Activier / Desactiver le point d’accés Réseau.</text:span></text:p>
      <text:p text:style-name="P6"><text:span text:style-name="T10">Acteurs principaux</text:span> : <text:span text:style-name="T7">Utilisateur</text:span></text:p>
      <text:p text:style-name="P6"><text:span text:style-name="T10">Acteurs secondaires</text:span> : <text:span text:style-name="T7">aucun</text:span></text:p>
      <text:p text:style-name="P6"><text:span text:style-name="T10">Condition initiales</text:span> : <text:span text:style-name="T7">l’utilisateur doit </text:span><text:span text:style-name="T8">pouvoir avoir le raspberry PI a porter de main afin de pouvoir activer ou desactiver le point d’accés réseau via un bouton poussoir</text:span></text:p>
      <text:p text:style-name="P6"><text:span text:style-name="T7"/></text:p>
      <text:p text:style-name="P6"><text:span text:style-name="T10">Description</text:span> :</text:p>
      <text:p text:style-name="P6"/>
      <text:p text:style-name="P9">- L’utilisateur doit <text:span text:style-name="T12">avoir a porter de main le raspberry PI</text:span></text:p>
      <text:p text:style-name="P11">- <text:span text:style-name="T13">Lorsque l’utilisateur clique sur le bouton poussoir le point d’accés Réseau s’active ou se désactive en fonction de l’ancien état</text:span></text:p>
      <text:p text:style-name="P11"/>
      <text:p text:style-name="P6"><text:span text:style-name="T7"/></text:p>
      <text:p text:style-name="P6"><text:span text:style-name="T10">Condition final</text:span> : <text:span text:style-name="T8">L’utilisateur </text:span><text:span text:style-name="T9">pourra activer ou désactiver <text:s/>le point d’accés Réseau.</text:span><text:span text:style-name="T8"><text:line-break/>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5"><text:soft-page-break/><text:span text:style-name="T3">Cas d’utilisation</text:span> :<text:span text:style-name="T5"> </text:span><text:span text:style-name="T6">Parametrer le nom du point d’accés WIFI</text:span></text:p>
      <text:p text:style-name="P7"><text:span text:style-name="T10">Acteurs principaux</text:span> : <text:span text:style-name="T7">Utilisateur</text:span></text:p>
      <text:p text:style-name="P7"><text:span text:style-name="T10">Acteurs secondaires</text:span> : <text:span text:style-name="T7">aucun</text:span></text:p>
      <text:p text:style-name="P7"><text:span text:style-name="T10">Condition initiales</text:span> : <text:span text:style-name="T7">l’utilisateur doit avoir un accés internet et un compte </text:span><text:span text:style-name="T9">personnel </text:span><text:span text:style-name="T7">pour pouvoir </text:span><text:span text:style-name="T9">modifier via une interface graphique </text:span></text:p>
      <text:p text:style-name="P7"><text:span text:style-name="T7"/></text:p>
      <text:p text:style-name="P7"><text:span text:style-name="T10">Description</text:span> :</text:p>
      <text:p text:style-name="P7"/>
      <text:p text:style-name="P10">- L’utilisateur doit se connecter a un réseau WIFI</text:p>
      <text:p text:style-name="P10">- L’utilisateur doit se connecter a son espace personnel</text:p>
      <text:p text:style-name="P10">- <text:span text:style-name="T13">L’utilisateur via son Espace « WIFI » pour modifier le nom de celui-ci.</text:span></text:p>
      <text:p text:style-name="P12"/>
      <text:p text:style-name="P7"><text:span text:style-name="T7"/></text:p>
      <text:p text:style-name="P7"><text:span text:style-name="T10">Condition final</text:span> : <text:span text:style-name="T8">L’utilisateur </text:span><text:span text:style-name="T9">pourra modifier le nom du SSID du point d’accés WIFI</text:span><text:span text:style-name="T8"><text:line-break/>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3T14:41:34.814000000</meta:creation-date>
    <dc:date>2023-01-13T15:23:08.710000000</dc:date>
    <meta:editing-duration>PT8M3S</meta:editing-duration>
    <meta:editing-cycles>1</meta:editing-cycles>
    <meta:document-statistic meta:table-count="0" meta:image-count="0" meta:object-count="0" meta:page-count="3" meta:paragraph-count="50" meta:word-count="464" meta:character-count="3060" meta:non-whitespace-character-count="2627"/>
    <meta:generator>LibreOffice/7.1.3.2$Windows_X86_64 LibreOffice_project/47f78053abe362b9384784d31a6e56f8511eb1c1</meta:generator>
  </office:meta>
</office:document-meta>
</file>